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dcdcaa"/>
    </style:style>
    <style:style style:name="T2" style:family="text">
      <style:text-properties fo:color="#dcdcaa" style:font-name="Consolas" fo:font-size="10.5pt" fo:font-weight="normal" fo:background-color="#1e1e1e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b5cea8"/>
    </style:style>
    <style:style style:name="T5" style:family="text">
      <style:text-properties fo:color="#b5cea8" style:font-name="Consolas" fo:font-size="10.5pt" fo:font-weight="normal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Family: Rubik</text:p>
      <text:p text:style-name="Standard"/>
      <text:p text:style-name="Standard">Color Scheme: </text:p>
      <text:p text:style-name="Standard"/>
      <text:p text:style-name="Standard">Background: rgba(34,195,150), rgba(34,193,195)</text:p>
      <text:p text:style-name="Standard"/>
      <text:p text:style-name="Standard">Menu: Black</text:p>
      <text:p text:style-name="Standard"/>
      <text:p text:style-name="Standard">Text: White</text:p>
      <text:p text:style-name="Standard"/>
      <text:p text:style-name="Standard">other colors:</text:p>
      <text:p text:style-name="Standard"/>
      <text:p text:style-name="Standard">green</text:p>
      <text:p text:style-name="Standard"/>
      <text:p text:style-name="Standard">bluevio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Drummond</meta:initial-creator>
    <meta:creation-date>2018-04-30T09:24:32.57</meta:creation-date>
    <meta:document-statistic meta:table-count="0" meta:image-count="0" meta:object-count="0" meta:page-count="1" meta:paragraph-count="8" meta:word-count="16" meta:character-count="128"/>
    <dc:date>2018-04-30T09:33:16.11</dc:date>
    <dc:creator>Anthony Drummond</dc:creator>
    <meta:editing-duration>PT8M44S</meta:editing-duration>
    <meta:editing-cycles>1</meta:editing-cycles>
    <meta:generator>OpenOffice/4.1.5$Win32 OpenOffice.org_project/415m1$Build-9789</meta:generator>
  </office:meta>
</office:document-meta>
</file>